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iseño lógico</text:span></text:p>
      <text:p text:style-name="Standard"/>
      <text:p text:style-name="Standard">TABLAS</text:p>
      <text:p text:style-name="Standard"/>
      <text:p text:style-name="Standard">Actividad (<text:span text:style-name="T2">idActividad</text:span>, estado, nombre, descripcion, duracion, fecha, precio, minAsistentes, maxAsistentes, lugar, puntoDeEncuentro, horaDeEncuentro, textoCliente, idTipoActividad)</text:p>
      <text:p text:style-name="Standard"/>
      <text:p text:style-name="Standard">Reserva (<text:span text:style-name="T2">idReserva</text:span>, estadoPago, numTransaccion, fecha, numAsistentes, precioPorPersona, idActividad, idCliente)</text:p>
      <text:p text:style-name="Standard"/>
      <text:p text:style-name="Standard">Cliente (<text:span text:style-name="T2">idCliente</text:span>, nombre, email, sexo, fechaNacimiento)</text:p>
      <text:p text:style-name="Standard"/>
      <text:p text:style-name="Standard">Prefiere (<text:span text:style-name="T2">idTipoCliente, idCliente</text:span>)</text:p>
      <text:p text:style-name="Standard"/>
      <text:p text:style-name="Standard">TipoActividad (<text:span text:style-name="T2">idTipoActividad</text:span>, nombre, nivel)</text:p>
      <text:p text:style-name="Standard"/>
      <text:p text:style-name="Standard">Acredita (<text:span text:style-name="T2">idTipoActividad, idAcreditacion</text:span>)</text:p>
      <text:p text:style-name="Standard"/>
      <text:p text:style-name="Standard">Acreditacion (<text:span text:style-name="T2">idAcreditacion</text:span>, certificado, estado, idInstructor)</text:p>
      <text:p text:style-name="Standard"/>
      <text:p text:style-name="Standard">Instructor (idInstructor, estado, nombre, email, iban)</text:p>
      <text:p text:style-name="Standard"/>
      <text:p text:style-name="Standard"><text:soft-page-break/>Oferta (<text:span text:style-name="T2">idInstructor, idActividad</text:span>)</text:p>
      <text:p text:style-name="Standard"/>
      <text:p text:style-name="Standard">Comentario (<text:span text:style-name="T2">idComentario</text:span>, comentario, valoracion, idCliente, idActividad, idInstructor)</text:p>
      <text:p text:style-name="Standard"/>
      <text:p text:style-name="Standard">ImagenPromocional (<text:span text:style-name="T2">idImagen</text:span>, imagen, idActivida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RELACIONES</text:p>
      <text:p text:style-name="Standard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2">Tabla 1</text:p>
          </table:table-cell>
          <table:table-cell table:style-name="Table1.A1" office:value-type="string">
            <text:p text:style-name="P2">Clave ajena → </text:p>
          </table:table-cell>
          <table:table-cell table:style-name="Table1.A1" office:value-type="string">
            <text:p text:style-name="P2">Tabla 2</text:p>
          </table:table-cell>
          <table:table-cell table:style-name="Table1.A1" office:value-type="string">
            <text:p text:style-name="P2">Borrado</text:p>
          </table:table-cell>
          <table:table-cell table:style-name="Table1.A1" office:value-type="string">
            <text:p text:style-name="P2">Modificación</text:p>
          </table:table-cell>
          <table:table-cell table:style-name="Table1.A1" office:value-type="string">
            <text:p text:style-name="P2">Nulos</text:p>
          </table:table-cell>
        </table:table-row>
        <table:table-row table:style-name="Table1.1">
          <table:table-cell table:style-name="Table1.A1" office:value-type="string">
            <text:p text:style-name="P2">Actividad</text:p>
          </table:table-cell>
          <table:table-cell table:style-name="Table1.A1" office:value-type="string">
            <text:p text:style-name="P2">idActividad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2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ImagenPromocional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idActividad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1">idTipoActividad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tividad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TipoActividad</text:p>
          </table:table-cell>
          <table:table-cell table:style-name="Table1.A1" office:value-type="string">
            <text:p text:style-name="P2">idTipoActividad</text:p>
          </table:table-cell>
          <table:table-cell table:style-name="Table1.A1" office:value-type="string">
            <text:p text:style-name="P1">Acredit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Reserva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Restringi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Cliente</text:p>
          </table:table-cell>
          <table:table-cell table:style-name="Table1.A1" office:value-type="string">
            <text:p text:style-name="P2">idCliente</text:p>
          </table:table-cell>
          <table:table-cell table:style-name="Table1.A1" office:value-type="string">
            <text:p text:style-name="P2">Prefiere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Instructor</text:p>
          </table:table-cell>
          <table:table-cell table:style-name="Table1.A1" office:value-type="string">
            <text:p text:style-name="P2">idInstructor</text:p>
          </table:table-cell>
          <table:table-cell table:style-name="Table1.A1" office:value-type="string">
            <text:p text:style-name="P2">Comentario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2">Sí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Ofer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Instructor</text:p>
          </table:table-cell>
          <table:table-cell table:style-name="Table1.A1" office:value-type="string">
            <text:p text:style-name="P1">idInstructor</text:p>
          </table:table-cell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2">Acreditacion</text:p>
          </table:table-cell>
          <table:table-cell table:style-name="Table1.A1" office:value-type="string">
            <text:p text:style-name="P2">idAcreditacion</text:p>
          </table:table-cell>
          <table:table-cell table:style-name="Table1.A1" office:value-type="string">
            <text:p text:style-name="P2">Acredita</text:p>
          </table:table-cell>
          <table:table-cell table:style-name="Table1.A1" office:value-type="string">
            <text:p text:style-name="P2">Propagar</text:p>
          </table:table-cell>
          <table:table-cell table:style-name="Table1.A1" office:value-type="string">
            <text:p text:style-name="P1">Propagar</text:p>
          </table:table-cell>
          <table:table-cell table:style-name="Table1.A1" office:value-type="string">
            <text:p text:style-name="P1">No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STRICCIONES</text:p>
      <text:p text:style-name="Standard"/>
      <text:p text:style-name="Standard">Actividad.estado ∈ {‘abierta’, ‘cerrada’, ’completa’, ‘cancelada’}</text:p>
      <text:p text:style-name="Standard"/>
      <text:p text:style-name="Standard">Reserva.estadoPago ∈ {‘pendiente’, ‘pagado’}</text:p>
      <text:p text:style-name="Standard"/>
      <text:p text:style-name="Standard">Cliente.sexo ∈ {‘M’, ‘F’}</text:p>
      <text:p text:style-name="Standard"/>
      <text:p text:style-name="Standard"><text:soft-page-break/>TipoActividad.nivel ∈ {‘bajo’, ‘medio’, ’alto’, ‘extremo’}</text:p>
      <text:p text:style-name="Standard"/>
      <text:p text:style-name="Standard">Acreditacion.estado ∈ {‘aceptada’, ‘rechazada’}</text:p>
      <text:p text:style-name="Standard"/>
      <text:p text:style-name="Standard">Instructor.estado ∈ {‘aceptada’, ‘rechazada’, ’pendiente’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11" meta:word-count="193" meta:character-count="1845" meta:non-whitespace-character-count="1762"/>
    <meta:generator>LibreOfficeDev/6.0.5.2$Linux_X86_64 LibreOffice_project/</meta:generator>
  </office:meta>
</office:document-meta>
</file>